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Segoe UI', Tahoma, sans-serif"/>
    <style:font-face style:name="SFMono-Regular" svg:font-family="SFMono-Regular, Menlo, Monaco, Consolas, 'Liberation Mono', 'Courier New'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Consolas, 'Liberation Mono', Menlo, monospace"/>
    <style:font-face style:name="Open Sans1" svg:font-family="'Open Sans', 'Segoe UI', Tahoma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24cm" table:align="left"/>
    </style:style>
    <style:style style:name="Table1.A" style:family="table-column">
      <style:table-column-properties style:column-width="7.512cm"/>
    </style:style>
    <style:style style:name="Table1.B" style:family="table-column">
      <style:table-column-properties style:column-width="9.012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text-properties officeooo:rsid="001a421a" officeooo:paragraph-rsid="001a421a"/>
    </style:style>
    <style:style style:name="P2" style:family="paragraph" style:parent-style-name="Standard">
      <style:text-properties officeooo:rsid="001a421a" officeooo:paragraph-rsid="001a8d39"/>
    </style:style>
    <style:style style:name="P3" style:family="paragraph" style:parent-style-name="Standard">
      <style:text-properties officeooo:rsid="001a8d39" officeooo:paragraph-rsid="001a8d39"/>
    </style:style>
    <style:style style:name="P4" style:family="paragraph" style:parent-style-name="Standard">
      <style:text-properties officeooo:rsid="001ce1a7" officeooo:paragraph-rsid="001ce1a7"/>
    </style:style>
    <style:style style:name="P5" style:family="paragraph" style:parent-style-name="Standard">
      <style:text-properties officeooo:paragraph-rsid="001ce1a7"/>
    </style:style>
    <style:style style:name="P6" style:family="paragraph" style:parent-style-name="Standard">
      <style:text-properties style:text-underline-style="none" officeooo:rsid="001ce1a7" officeooo:paragraph-rsid="001ce1a7"/>
    </style:style>
    <style:style style:name="P7" style:family="paragraph" style:parent-style-name="Standard">
      <style:text-properties style:text-underline-style="none" officeooo:paragraph-rsid="001ce1a7"/>
    </style:style>
    <style:style style:name="P8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1ce1a7" officeooo:paragraph-rsid="001ce1a7"/>
    </style:style>
    <style:style style:name="P9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212a72" officeooo:paragraph-rsid="00212a72"/>
    </style:style>
    <style:style style:name="P10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21fd50" officeooo:paragraph-rsid="0021fd50"/>
    </style:style>
    <style:style style:name="P11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232a0a" officeooo:paragraph-rsid="00232a0a"/>
    </style:style>
    <style:style style:name="P12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1dd35a" officeooo:paragraph-rsid="001dd35a"/>
    </style:style>
    <style:style style:name="P13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1e28b7" officeooo:paragraph-rsid="001e28b7"/>
    </style:style>
    <style:style style:name="P14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1e28b7" officeooo:paragraph-rsid="001f3946"/>
    </style:style>
    <style:style style:name="P15" style:family="paragraph" style:parent-style-name="Standard">
      <style:text-properties fo:font-variant="normal" fo:text-transform="none" fo:color="#202124" style:font-name="arial" fo:font-size="10.5pt" fo:letter-spacing="normal" fo:font-style="normal" style:text-underline-style="none" fo:font-weight="normal" officeooo:rsid="00362eca" officeooo:paragraph-rsid="00362eca"/>
    </style:style>
    <style:style style:name="P16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1ce1a7" officeooo:paragraph-rsid="001ce1a7"/>
    </style:style>
    <style:style style:name="P17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1f3946" officeooo:paragraph-rsid="001f3946"/>
    </style:style>
    <style:style style:name="P18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1f3946" officeooo:paragraph-rsid="00207070"/>
    </style:style>
    <style:style style:name="P19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1f3946" officeooo:paragraph-rsid="00212a72"/>
    </style:style>
    <style:style style:name="P20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12a72" officeooo:paragraph-rsid="00212a72"/>
    </style:style>
    <style:style style:name="P21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79fe5" officeooo:paragraph-rsid="00279fe5"/>
    </style:style>
    <style:style style:name="P22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84656" officeooo:paragraph-rsid="00284656"/>
    </style:style>
    <style:style style:name="P23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871e7" officeooo:paragraph-rsid="002871e7"/>
    </style:style>
    <style:style style:name="P24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paragraph-rsid="001ce1a7"/>
    </style:style>
    <style:style style:name="P25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07070" officeooo:paragraph-rsid="00212a72"/>
    </style:style>
    <style:style style:name="P26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d88e1" officeooo:paragraph-rsid="002d88e1"/>
    </style:style>
    <style:style style:name="P27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ddd83" officeooo:paragraph-rsid="002ddd83"/>
    </style:style>
    <style:style style:name="P28" style:family="paragraph" style:parent-style-name="Standard">
      <style:text-properties fo:font-variant="normal" fo:text-transform="none" fo:color="#202124" style:font-name="arial" fo:font-size="10.5pt" fo:letter-spacing="normal" fo:font-style="normal" fo:font-weight="normal" officeooo:rsid="002cc506" officeooo:paragraph-rsid="002cc506"/>
    </style:style>
    <style:style style:name="P29" style:family="paragraph" style:parent-style-name="Standard">
      <style:text-properties fo:font-variant="normal" fo:text-transform="none" fo:color="#202124" style:font-name="arial" fo:letter-spacing="normal" fo:font-style="normal" fo:font-weight="normal" officeooo:paragraph-rsid="0021fd50"/>
    </style:style>
    <style:style style:name="P30" style:family="paragraph" style:parent-style-name="Standard">
      <style:text-properties fo:font-variant="normal" fo:text-transform="none" fo:color="#236e25" fo:letter-spacing="normal" fo:font-style="normal" fo:font-weight="normal" officeooo:paragraph-rsid="001ce1a7"/>
    </style:style>
    <style:style style:name="P31" style:family="paragraph" style:parent-style-name="Standard">
      <style:text-properties fo:font-variant="normal" fo:text-transform="none" fo:color="#236e25" fo:letter-spacing="normal" fo:font-style="normal" fo:font-weight="normal" officeooo:paragraph-rsid="001dd35a"/>
    </style:style>
    <style:style style:name="P32" style:family="paragraph" style:parent-style-name="Standard">
      <style:text-properties fo:font-variant="normal" fo:text-transform="none" fo:color="#236e25" fo:letter-spacing="normal" officeooo:paragraph-rsid="001dd35a"/>
    </style:style>
    <style:style style:name="P33" style:family="paragraph" style:parent-style-name="Standard">
      <style:text-properties fo:font-variant="normal" fo:text-transform="none" fo:color="#236e25" fo:letter-spacing="normal" officeooo:rsid="001dd35a" officeooo:paragraph-rsid="001dd35a"/>
    </style:style>
    <style:style style:name="P34" style:family="paragraph" style:parent-style-name="Standard">
      <style:text-properties fo:font-variant="normal" fo:text-transform="none" fo:color="#236e25" fo:letter-spacing="normal" style:text-underline-style="none" officeooo:rsid="001dd35a" officeooo:paragraph-rsid="001dd35a"/>
    </style:style>
    <style:style style:name="P35" style:family="paragraph" style:parent-style-name="Standard">
      <style:text-properties fo:font-variant="normal" fo:text-transform="none" fo:color="#236e25" fo:letter-spacing="normal" style:text-underline-style="none" officeooo:rsid="001e28b7" officeooo:paragraph-rsid="001e28b7"/>
    </style:style>
    <style:style style:name="P36" style:family="paragraph" style:parent-style-name="Standard">
      <style:text-properties fo:font-variant="normal" fo:text-transform="none" fo:color="#236e25" fo:letter-spacing="normal" officeooo:paragraph-rsid="001e28b7"/>
    </style:style>
    <style:style style:name="P37" style:family="paragraph" style:parent-style-name="Standard">
      <style:text-properties fo:font-variant="normal" fo:text-transform="none" fo:color="#236e25" fo:letter-spacing="normal" officeooo:rsid="001e28b7" officeooo:paragraph-rsid="001e28b7"/>
    </style:style>
    <style:style style:name="P38" style:family="paragraph" style:parent-style-name="Standard">
      <style:text-properties fo:font-variant="normal" fo:text-transform="none" fo:color="#f3a4b5" style:font-name="SFMono-Regular" fo:font-size="10.5pt" fo:letter-spacing="normal" fo:font-style="normal" fo:font-weight="normal" officeooo:rsid="001e28b7" officeooo:paragraph-rsid="001e28b7"/>
    </style:style>
    <style:style style:name="P3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871e7" officeooo:paragraph-rsid="002871e7"/>
    </style:style>
    <style:style style:name="P40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244e45" officeooo:paragraph-rsid="00244e45"/>
    </style:style>
    <style:style style:name="P41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24b5a1" officeooo:paragraph-rsid="00244e45"/>
    </style:style>
    <style:style style:name="P42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25dc7a" officeooo:paragraph-rsid="0025dc7a"/>
    </style:style>
    <style:style style:name="P43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319caf" officeooo:paragraph-rsid="00319caf"/>
    </style:style>
    <style:style style:name="P44" style:family="paragraph" style:parent-style-name="Standard">
      <style:text-properties fo:font-variant="normal" fo:text-transform="none" fo:color="#1d253b" style:font-name="Open Sans" fo:letter-spacing="normal" fo:font-style="normal" fo:font-weight="normal" officeooo:paragraph-rsid="003d0a6a"/>
    </style:style>
    <style:style style:name="P45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3d0a6a" officeooo:paragraph-rsid="003d0a6a"/>
    </style:style>
    <style:style style:name="P46" style:family="paragraph" style:parent-style-name="Standard">
      <style:text-properties fo:font-variant="normal" fo:text-transform="none" fo:color="#1d253b" style:font-name="Open Sans" fo:letter-spacing="normal" fo:font-style="normal" fo:font-weight="normal" officeooo:rsid="003df440" officeooo:paragraph-rsid="003df440"/>
    </style:style>
    <style:style style:name="P47" style:family="paragraph" style:parent-style-name="Standard">
      <style:text-properties fo:font-variant="normal" fo:text-transform="none" fo:color="#1d253b" style:font-name="Open Sans" fo:letter-spacing="normal" fo:font-style="normal" style:text-underline-style="solid" style:text-underline-width="auto" style:text-underline-color="font-color" fo:font-weight="normal"/>
    </style:style>
    <style:style style:name="P48" style:family="paragraph" style:parent-style-name="Standard">
      <style:text-properties fo:font-variant="normal" fo:text-transform="none" fo:color="#1d253b" style:font-name="Open Sans" fo:font-size="10.5pt" fo:letter-spacing="normal" fo:font-style="normal" fo:font-weight="normal" officeooo:rsid="0025dc7a" officeooo:paragraph-rsid="0025dc7a"/>
    </style:style>
    <style:style style:name="P49" style:family="paragraph" style:parent-style-name="Standard">
      <style:text-properties fo:font-variant="normal" fo:text-transform="none" fo:color="#1d253b" style:font-name="Open Sans" fo:font-size="10.5pt" fo:letter-spacing="normal" fo:font-style="normal" fo:font-weight="normal" officeooo:rsid="002871e7" officeooo:paragraph-rsid="002871e7"/>
    </style:style>
    <style:style style:name="P50" style:family="paragraph" style:parent-style-name="Standard">
      <style:text-properties fo:font-variant="normal" fo:text-transform="none" fo:color="#1d253b" style:font-name="Open Sans" fo:font-size="14pt" fo:letter-spacing="normal" fo:font-style="normal" fo:font-weight="normal" officeooo:rsid="002871e7" officeooo:paragraph-rsid="002871e7"/>
    </style:style>
    <style:style style:name="P51" style:family="paragraph" style:parent-style-name="Standard">
      <style:text-properties fo:font-variant="normal" fo:text-transform="none" fo:color="#1d253b" style:text-position="0% 100%" style:font-name="Open Sans" fo:letter-spacing="normal" fo:font-style="normal" fo:font-weight="normal"/>
    </style:style>
    <style:style style:name="P52" style:family="paragraph" style:parent-style-name="Standard">
      <style:text-properties fo:font-variant="normal" fo:text-transform="none" fo:color="#1d253b" style:text-position="0% 100%" style:font-name="Open Sans" fo:letter-spacing="normal" fo:font-style="normal" fo:font-weight="normal" officeooo:rsid="0037cab4" officeooo:paragraph-rsid="0037cab4"/>
    </style:style>
    <style:style style:name="P53" style:family="paragraph" style:parent-style-name="Standard">
      <style:text-properties fo:font-variant="normal" fo:text-transform="none" fo:color="#1d253b" style:text-position="0% 100%" style:font-name="Open Sans" fo:letter-spacing="normal" fo:font-style="normal" fo:font-weight="normal" officeooo:rsid="003853b7" officeooo:paragraph-rsid="003853b7"/>
    </style:style>
    <style:style style:name="P54" style:family="paragraph" style:parent-style-name="Standard">
      <style:text-properties fo:font-variant="normal" fo:text-transform="none" fo:color="#1d253b" style:text-position="0% 100%" style:font-name="Open Sans" fo:letter-spacing="normal" fo:font-style="normal" fo:font-weight="normal" officeooo:rsid="003a17b4" officeooo:paragraph-rsid="003a17b4"/>
    </style:style>
    <style:style style:name="P55" style:family="paragraph" style:parent-style-name="Standard">
      <style:text-properties officeooo:paragraph-rsid="0021fd50"/>
    </style:style>
    <style:style style:name="P56" style:family="paragraph" style:parent-style-name="Standard">
      <style:text-properties officeooo:rsid="0021fd50" officeooo:paragraph-rsid="0021fd50"/>
    </style:style>
    <style:style style:name="P57" style:family="paragraph" style:parent-style-name="Standard">
      <style:text-properties officeooo:rsid="00232a0a" officeooo:paragraph-rsid="00232a0a"/>
    </style:style>
    <style:style style:name="P58" style:family="paragraph" style:parent-style-name="Standard">
      <style:text-properties officeooo:rsid="00244e45" officeooo:paragraph-rsid="00244e45"/>
    </style:style>
    <style:style style:name="P59" style:family="paragraph" style:parent-style-name="Standard">
      <style:text-properties officeooo:paragraph-rsid="00244e45"/>
    </style:style>
    <style:style style:name="P60" style:family="paragraph" style:parent-style-name="Standard">
      <style:text-properties officeooo:paragraph-rsid="0024b5a1"/>
    </style:style>
    <style:style style:name="P61" style:family="paragraph" style:parent-style-name="Standard">
      <style:text-properties officeooo:paragraph-rsid="0025dc7a"/>
    </style:style>
    <style:style style:name="P62" style:family="paragraph" style:parent-style-name="Standard">
      <style:text-properties officeooo:rsid="002cc506" officeooo:paragraph-rsid="002cc506"/>
    </style:style>
    <style:style style:name="P63" style:family="paragraph" style:parent-style-name="Standard">
      <style:text-properties officeooo:paragraph-rsid="00319caf"/>
    </style:style>
    <style:style style:name="P64" style:family="paragraph" style:parent-style-name="Standard">
      <style:text-properties officeooo:rsid="0037cab4" officeooo:paragraph-rsid="0037cab4"/>
    </style:style>
    <style:style style:name="P65" style:family="paragraph" style:parent-style-name="Standard">
      <style:text-properties style:font-name="Open Sans1"/>
    </style:style>
    <style:style style:name="P66" style:family="paragraph" style:parent-style-name="Standard">
      <style:text-properties style:font-name="Open Sans1" officeooo:paragraph-rsid="003d0a6a"/>
    </style:style>
    <style:style style:name="P67" style:family="paragraph" style:parent-style-name="Standard">
      <style:text-properties style:font-name="Open Sans1" officeooo:rsid="003df440" officeooo:paragraph-rsid="003df440"/>
    </style:style>
    <style:style style:name="P68" style:family="paragraph" style:parent-style-name="Preformatted_20_Text">
      <style:text-properties officeooo:rsid="0021fd50" officeooo:paragraph-rsid="0021fd50"/>
    </style:style>
    <style:style style:name="P69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officeooo:rsid="00284656" officeooo:paragraph-rsid="00284656"/>
    </style:style>
    <style:style style:name="P70" style:family="paragraph" style:parent-style-name="Preformatted_20_Text">
      <style:text-properties fo:font-variant="normal" fo:text-transform="none" fo:color="#1d253b" style:font-name="Open Sans" fo:letter-spacing="normal" fo:font-style="normal" fo:font-weight="normal" officeooo:rsid="0021fd50" officeooo:paragraph-rsid="0021fd50"/>
    </style:style>
    <style:style style:name="P71" style:family="paragraph" style:parent-style-name="Preformatted_20_Text">
      <style:text-properties fo:font-variant="normal" fo:text-transform="none" fo:color="#1d253b" style:font-name="Open Sans" fo:letter-spacing="normal" fo:font-style="normal" fo:font-weight="normal" officeooo:rsid="00232a0a" officeooo:paragraph-rsid="00232a0a"/>
    </style:style>
    <style:style style:name="P72" style:family="paragraph" style:parent-style-name="Preformatted_20_Text">
      <style:text-properties fo:font-variant="normal" fo:text-transform="none" fo:color="#1d253b" style:font-name="Open Sans" fo:letter-spacing="normal" fo:font-style="normal" fo:font-weight="normal" officeooo:rsid="002871e7" officeooo:paragraph-rsid="002871e7"/>
    </style:style>
    <style:style style:name="P73" style:family="paragraph" style:parent-style-name="Preformatted_20_Text">
      <style:text-properties officeooo:paragraph-rsid="0021fd50"/>
    </style:style>
    <style:style style:name="P74" style:family="paragraph" style:parent-style-name="Preformatted_20_Text">
      <style:text-properties officeooo:rsid="00232a0a" officeooo:paragraph-rsid="00232a0a"/>
    </style:style>
    <style:style style:name="P75" style:family="paragraph" style:parent-style-name="Preformatted_20_Text">
      <style:text-properties officeooo:paragraph-rsid="002871e7"/>
    </style:style>
    <style:style style:name="P76" style:family="paragraph" style:parent-style-name="Table_20_Contents">
      <style:text-properties fo:font-size="2pt" style:font-size-asian="2pt" style:font-size-complex="2pt"/>
    </style:style>
    <style:style style:name="P77" style:family="paragraph" style:parent-style-name="Text_20_body">
      <style:text-properties officeooo:rsid="001f3946" officeooo:paragraph-rsid="001f3946"/>
    </style:style>
    <style:style style:name="P78" style:family="paragraph" style:parent-style-name="Text_20_body">
      <style:text-properties officeooo:paragraph-rsid="0025dc7a"/>
    </style:style>
    <style:style style:name="P79" style:family="paragraph" style:parent-style-name="Text_20_body">
      <style:text-properties officeooo:paragraph-rsid="00279fe5"/>
    </style:style>
    <style:style style:name="P80" style:family="paragraph" style:parent-style-name="Text_20_body">
      <style:text-properties officeooo:paragraph-rsid="00355107"/>
    </style:style>
    <style:style style:name="P81" style:family="paragraph" style:parent-style-name="Text_20_body">
      <style:text-properties fo:font-variant="normal" fo:text-transform="none" fo:color="#1d253b" style:text-position="0% 100%" style:font-name="Open Sans" fo:font-size="14pt" fo:letter-spacing="normal" fo:font-style="normal" fo:font-weight="normal" officeooo:rsid="00355107" officeooo:paragraph-rsid="00355107"/>
    </style:style>
    <style:style style:name="P82" style:family="paragraph" style:parent-style-name="Text_20_body">
      <style:text-properties style:font-name="Open Sans1"/>
    </style:style>
    <style:style style:name="P83" style:family="paragraph" style:parent-style-name="Standard">
      <style:text-properties style:font-name="Open Sans1"/>
    </style:style>
    <style:style style:name="T1" style:family="text">
      <style:text-properties officeooo:rsid="001a8d39"/>
    </style:style>
    <style:style style:name="T2" style:family="text">
      <style:text-properties officeooo:rsid="001b97d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3946"/>
    </style:style>
    <style:style style:name="T5" style:family="text">
      <style:text-properties style:text-underline-style="solid" style:text-underline-width="auto" style:text-underline-color="font-color" officeooo:rsid="00279fe5"/>
    </style:style>
    <style:style style:name="T6" style:family="text">
      <style:text-properties style:text-underline-style="solid" style:text-underline-width="auto" style:text-underline-color="font-color" officeooo:rsid="00284656"/>
    </style:style>
    <style:style style:name="T7" style:family="text">
      <style:text-properties style:text-underline-style="solid" style:text-underline-width="auto" style:text-underline-color="font-color" officeooo:rsid="00362eca"/>
    </style:style>
    <style:style style:name="T8" style:family="text">
      <style:text-properties officeooo:rsid="001ce1a7"/>
    </style:style>
    <style:style style:name="T9" style:family="text">
      <style:text-properties fo:font-variant="normal" fo:text-transform="none" fo:color="#202124" style:font-name="arial" fo:font-size="10.5pt" fo:letter-spacing="normal" fo:font-style="normal" style:text-underline-style="solid" style:text-underline-width="auto" style:text-underline-color="font-color" fo:font-weight="normal" officeooo:rsid="001ce1a7"/>
    </style:style>
    <style:style style:name="T10" style:family="text">
      <style:text-properties fo:font-variant="normal" fo:text-transform="none" fo:color="#202124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202124" style:font-name="arial" fo:font-size="10.5pt" fo:letter-spacing="normal" fo:font-style="normal" fo:font-weight="normal" officeooo:rsid="001ce1a7"/>
    </style:style>
    <style:style style:name="T12" style:family="text">
      <style:text-properties fo:font-variant="normal" fo:text-transform="none" fo:color="#202124" style:font-name="arial" fo:font-size="10.5pt" fo:letter-spacing="normal" fo:font-style="normal" style:text-underline-style="none" fo:font-weight="normal" officeooo:rsid="001ce1a7"/>
    </style:style>
    <style:style style:name="T13" style:family="text">
      <style:text-properties fo:font-variant="normal" fo:text-transform="none" fo:color="#202124" style:font-name="arial" fo:font-size="10.5pt" fo:letter-spacing="normal" fo:font-style="normal" style:text-underline-style="none" fo:font-weight="normal" officeooo:rsid="0021fd50"/>
    </style:style>
    <style:style style:name="T14" style:family="text">
      <style:text-properties fo:font-variant="normal" fo:text-transform="none" fo:color="#1d253b" style:font-name="Open Sans" fo:letter-spacing="normal" fo:font-style="normal" fo:font-weight="normal"/>
    </style:style>
    <style:style style:name="T15" style:family="text">
      <style:text-properties fo:font-variant="normal" fo:text-transform="none" fo:color="#1d253b" style:font-name="Open Sans" fo:letter-spacing="normal" fo:font-style="normal" fo:font-weight="normal" officeooo:rsid="0024b5a1"/>
    </style:style>
    <style:style style:name="T16" style:family="text">
      <style:text-properties fo:font-variant="normal" fo:text-transform="none" fo:color="#1d253b" style:font-name="Open Sans" fo:letter-spacing="normal" fo:font-style="normal" fo:font-weight="normal" officeooo:rsid="0025dc7a"/>
    </style:style>
    <style:style style:name="T17" style:family="text">
      <style:text-properties fo:font-variant="normal" fo:text-transform="none" fo:color="#1d253b" style:font-name="Open Sans" fo:letter-spacing="normal" fo:font-style="normal" fo:font-weight="normal" officeooo:rsid="00319caf"/>
    </style:style>
    <style:style style:name="T18" style:family="text">
      <style:text-properties fo:font-variant="normal" fo:text-transform="none" fo:color="#1d253b" style:font-name="Open Sans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1d253b" style:font-name="Open Sans" fo:letter-spacing="normal" fo:font-style="normal" style:text-underline-style="solid" style:text-underline-width="auto" style:text-underline-color="font-color" fo:font-weight="normal" officeooo:rsid="00319caf"/>
    </style:style>
    <style:style style:name="T20" style:family="text">
      <style:text-properties fo:font-variant="normal" fo:text-transform="none" fo:color="#1d253b" style:font-name="Open Sans" fo:font-size="10.5pt" fo:letter-spacing="normal" fo:font-style="normal" fo:font-weight="normal"/>
    </style:style>
    <style:style style:name="T21" style:family="text">
      <style:text-properties fo:font-variant="normal" fo:text-transform="none" fo:color="#1d253b" style:font-name="Open Sans" fo:font-size="10.5pt" fo:letter-spacing="normal" fo:font-style="normal" fo:font-weight="normal" officeooo:rsid="0025dc7a"/>
    </style:style>
    <style:style style:name="T22" style:family="text">
      <style:text-properties fo:font-variant="normal" fo:text-transform="none" fo:color="#1d253b" style:text-position="0% 100%" style:font-name="Open Sans" fo:letter-spacing="normal" fo:font-style="normal" fo:font-weight="normal"/>
    </style:style>
    <style:style style:name="T23" style:family="text">
      <style:text-properties fo:font-variant="normal" fo:text-transform="none" fo:color="#1d253b" style:text-position="0% 100%" style:font-name="Open Sans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1d253b" style:text-position="0% 100%" style:font-name="Open Sans" fo:font-size="14pt" fo:letter-spacing="normal" fo:font-style="normal" fo:font-weight="normal" officeooo:rsid="00355107"/>
    </style:style>
    <style:style style:name="T25" style:family="text">
      <style:text-properties fo:font-variant="normal" fo:text-transform="none" fo:color="#000000" fo:letter-spacing="normal" fo:font-style="normal" fo:font-weight="normal"/>
    </style:style>
    <style:style style:name="T26" style:family="text">
      <style:text-properties fo:font-variant="normal" fo:text-transform="none" fo:color="#000000" style:font-name="arial" fo:font-size="10.5pt" fo:letter-spacing="normal" fo:font-style="normal" fo:font-weight="normal" officeooo:rsid="002871e7"/>
    </style:style>
    <style:style style:name="T27" style:family="text">
      <style:text-properties fo:font-variant="normal" fo:text-transform="none" fo:color="#24292e" style:font-name="ui-monospace" fo:font-size="9.75pt" fo:letter-spacing="normal" fo:font-style="normal" fo:font-weight="normal"/>
    </style:style>
    <style:style style:name="T28" style:family="text">
      <style:text-properties fo:font-variant="normal" fo:text-transform="none" fo:color="#24292e" style:font-name="ui-monospace" fo:font-size="9.75pt" fo:letter-spacing="normal" fo:font-style="normal" fo:font-weight="normal" officeooo:rsid="00362eca"/>
    </style:style>
    <style:style style:name="T29" style:family="text">
      <style:text-properties fo:font-variant="normal" fo:text-transform="none" fo:color="#24292e" style:font-name="ui-monospace" fo:font-size="9.75pt" fo:letter-spacing="normal" fo:font-style="normal" fo:font-weight="normal" officeooo:rsid="00362eca" loext:padding="0cm" loext:border="none"/>
    </style:style>
    <style:style style:name="T30" style:family="text">
      <style:text-properties fo:font-variant="normal" fo:text-transform="none" fo:color="#24292e" style:font-name="ui-monospace" fo:font-size="9.75pt" fo:letter-spacing="normal" fo:font-style="normal" fo:font-weight="normal" officeooo:rsid="00369953" loext:padding="0cm" loext:border="none"/>
    </style:style>
    <style:style style:name="T31" style:family="text">
      <style:text-properties fo:font-variant="normal" fo:text-transform="none" fo:color="#24292e" style:font-name="apple-system" fo:font-size="12pt" fo:letter-spacing="normal" fo:font-style="normal" fo:font-weight="normal" officeooo:rsid="00362eca"/>
    </style:style>
    <style:style style:name="T32" style:family="text">
      <style:text-properties fo:font-variant="normal" fo:text-transform="none" fo:color="#24292e" style:font-name="apple-system" fo:font-size="12pt" fo:letter-spacing="normal" fo:font-style="normal" fo:font-weight="normal" officeooo:rsid="00362eca" loext:padding="0cm" loext:border="none"/>
    </style:style>
    <style:style style:name="T33" style:family="text">
      <style:text-properties fo:font-variant="normal" fo:text-transform="none" fo:color="#24292e" style:text-line-through-style="none" style:text-line-through-type="none" style:font-name="ui-monospace" fo:font-size="9.75pt" fo:letter-spacing="normal" fo:font-style="normal" style:text-underline-style="none" fo:font-weight="normal" officeooo:rsid="00362eca" style:text-blinking="false" fo:background-color="#ffffff" loext:char-shading-value="0"/>
    </style:style>
    <style:style style:name="T34" style:family="text">
      <style:text-properties fo:font-variant="normal" fo:text-transform="none" fo:color="#24292e" style:text-line-through-style="none" style:text-line-through-type="none" style:font-name="ui-monospace" fo:font-size="9.75pt" fo:letter-spacing="normal" fo:font-style="normal" style:text-underline-style="none" fo:font-weight="normal" officeooo:rsid="00362eca" style:text-blinking="false" fo:background-color="#ffffff" loext:char-shading-value="0" loext:padding="0cm" loext:border="none"/>
    </style:style>
    <style:style style:name="T35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362eca" style:text-blinking="false" fo:background-color="#ffffff" loext:char-shading-value="0"/>
    </style:style>
    <style:style style:name="T3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362eca" style:text-blinking="false" fo:background-color="#ffffff" loext:char-shading-value="0" loext:padding="0cm" loext:border="none"/>
    </style:style>
    <style:style style:name="T37" style:family="text">
      <style:text-properties fo:font-variant="normal" fo:text-transform="none" fo:color="#24292e" style:text-position="super 58%" style:font-name="ui-monospace" fo:font-size="9.75pt" fo:letter-spacing="normal" fo:font-style="normal" fo:font-weight="normal" officeooo:rsid="00362eca" loext:padding="0cm" loext:border="none"/>
    </style:style>
    <style:style style:name="T38" style:family="text">
      <style:text-properties fo:color="#202124" style:font-name="arial" fo:font-size="10.5pt"/>
    </style:style>
    <style:style style:name="T39" style:family="text">
      <style:text-properties fo:color="#202124" style:font-name="arial" fo:font-size="10.5pt" officeooo:rsid="001ce1a7"/>
    </style:style>
    <style:style style:name="T40" style:family="text">
      <style:text-properties fo:color="#202124" style:font-name="arial" fo:font-size="10.5pt" officeooo:rsid="001dd35a"/>
    </style:style>
    <style:style style:name="T41" style:family="text">
      <style:text-properties fo:color="#202124" style:font-name="arial" fo:font-size="10.5pt" style:text-underline-style="solid" style:text-underline-width="auto" style:text-underline-color="font-color"/>
    </style:style>
    <style:style style:name="T42" style:family="text">
      <style:text-properties fo:color="#202124" style:font-name="arial" fo:font-size="10.5pt" fo:font-style="normal" style:text-underline-style="none" fo:font-weight="normal"/>
    </style:style>
    <style:style style:name="T43" style:family="text">
      <style:text-properties fo:color="#202124" style:font-name="arial" fo:font-size="10.5pt" fo:font-style="normal" style:text-underline-style="none" fo:font-weight="normal" officeooo:rsid="001dd35a"/>
    </style:style>
    <style:style style:name="T44" style:family="text">
      <style:text-properties fo:color="#202124" style:font-name="arial" fo:font-size="10.5pt" fo:font-style="normal" style:text-underline-style="none" fo:font-weight="normal" officeooo:rsid="001e28b7"/>
    </style:style>
    <style:style style:name="T45" style:family="text">
      <style:text-properties fo:color="#202124" style:font-name="arial" fo:font-size="10.5pt" fo:font-style="normal" fo:font-weight="normal"/>
    </style:style>
    <style:style style:name="T46" style:family="text">
      <style:text-properties fo:color="#202124" style:font-name="arial" fo:font-size="10.5pt" fo:font-style="normal" fo:font-weight="normal" officeooo:rsid="001e28b7"/>
    </style:style>
    <style:style style:name="T47" style:family="text">
      <style:text-properties fo:color="#202124" style:font-name="arial" fo:font-size="10.5pt" fo:font-style="normal" style:text-underline-style="solid" style:text-underline-width="auto" style:text-underline-color="font-color" fo:font-weight="normal"/>
    </style:style>
    <style:style style:name="T48" style:family="text">
      <style:text-properties fo:color="#202124" style:font-name="arial" style:text-underline-style="none"/>
    </style:style>
    <style:style style:name="T49" style:family="text">
      <style:text-properties fo:color="#202124" style:font-name="arial" fo:font-size="8.5pt" style:text-underline-style="none"/>
    </style:style>
    <style:style style:name="T50" style:family="text">
      <style:text-properties fo:color="#202124" style:font-name="arial" style:text-underline-style="solid" style:text-underline-width="auto" style:text-underline-color="font-color"/>
    </style:style>
    <style:style style:name="T51" style:family="text">
      <style:text-properties fo:color="#202124" style:font-name="Open Sans" fo:font-size="12pt" fo:font-style="normal" fo:font-weight="normal"/>
    </style:style>
    <style:style style:name="T52" style:family="text">
      <style:text-properties fo:color="#202124" style:text-line-through-style="none" style:text-line-through-type="none" style:font-name="arial" fo:font-size="10.5pt" fo:font-style="normal" style:text-underline-style="solid" style:text-underline-width="auto" style:text-underline-color="font-color" fo:font-weight="normal"/>
    </style:style>
    <style:style style:name="T53" style:family="text">
      <style:text-properties fo:font-size="10.5pt" officeooo:rsid="0021fd50"/>
    </style:style>
    <style:style style:name="T54" style:family="text">
      <style:text-properties officeooo:rsid="001f3946"/>
    </style:style>
    <style:style style:name="T55" style:family="text">
      <style:text-properties officeooo:rsid="00207070"/>
    </style:style>
    <style:style style:name="T56" style:family="text">
      <style:text-properties officeooo:rsid="0021fd50"/>
    </style:style>
    <style:style style:name="T57" style:family="text">
      <style:text-properties fo:color="#1d253b" style:font-name="Open Sans" style:text-underline-style="solid" style:text-underline-width="auto" style:text-underline-color="font-color"/>
    </style:style>
    <style:style style:name="T58" style:family="text">
      <style:text-properties fo:color="#1d253b" style:font-name="Open Sans" fo:font-size="12pt" style:text-underline-style="solid" style:text-underline-width="auto" style:text-underline-color="font-color" style:font-size-asian="12pt" style:font-size-complex="12pt"/>
    </style:style>
    <style:style style:name="T59" style:family="text">
      <style:text-properties fo:color="#1d253b" style:font-name="Open Sans" fo:font-size="12pt" style:text-underline-style="solid" style:text-underline-width="auto" style:text-underline-color="font-color" officeooo:rsid="00362eca" style:font-size-asian="12pt" style:font-size-complex="12pt"/>
    </style:style>
    <style:style style:name="T60" style:family="text">
      <style:text-properties officeooo:rsid="00244e45"/>
    </style:style>
    <style:style style:name="T61" style:family="text">
      <style:text-properties officeooo:rsid="00279fe5"/>
    </style:style>
    <style:style style:name="T62" style:family="text">
      <style:text-properties officeooo:rsid="00319caf"/>
    </style:style>
    <style:style style:name="T63" style:family="text">
      <style:text-properties officeooo:rsid="00355107"/>
    </style:style>
    <style:style style:name="T64" style:family="text">
      <style:text-properties officeooo:rsid="00362eca"/>
    </style:style>
    <style:style style:name="T65" style:family="text">
      <style:text-properties style:text-position="0% 100%" officeooo:rsid="003d0a6a"/>
    </style:style>
    <style:style style:name="T66" style:family="text">
      <style:text-properties officeooo:rsid="003df4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3">Garden.jpg</text:span></text:p>
      <text:p text:style-name="P1"><text:s text:c="2"/>xxd garden.jpg </text:p>
      <text:p text:style-name="P1"><text:s text:c="2"/>picoCTF{more_than_m33ts_the_3y3f089EdF0}</text:p>
      <text:p text:style-name="P1"/>
      <text:p text:style-name="P1">2. <text:span text:style-name="T3">information</text:span></text:p>
      <text:p text:style-name="P1"><text:s/>cat.jpg</text:p>
      <text:p text:style-name="P1"><text:s/>exiftool cat.jpg </text:p>
      <text:p text:style-name="P1"><text:s/>copy license </text:p>
      <text:p text:style-name="P1"><text:s/>convert base64 </text:p>
      <text:p text:style-name="P1"><text:s/>picoCTF{the_m3tadata_1s_modified}</text:p>
      <text:p text:style-name="P1"/>
      <text:p text:style-name="P1">3. <text:span text:style-name="T3">matryoksha doll</text:span></text:p>
      <text:p text:style-name="P1"><text:s/>dolls.jpg</text:p>
      <text:p text:style-name="P1"><text:s/>binwalk dolls.jpg </text:p>
      <text:p text:style-name="P1"><text:s/>binwalk -e dolls.jpg </text:p>
      <text:p text:style-name="P1"><text:s/>2_c.jpg</text:p>
      <text:p text:style-name="P1"><text:s/>binwalk 2_c.jpg</text:p>
      <text:p text:style-name="P1"><text:s/>binwalk -e 2_c.jpg</text:p>
      <text:p text:style-name="P2"><text:s/>3_c.jpg</text:p>
      <text:p text:style-name="P2"><text:s/>binwalk <text:span text:style-name="T1">3</text:span>_c.jpg</text:p>
      <text:p text:style-name="P2"><text:s/>binwalk -e <text:span text:style-name="T1">3</text:span>_c.jpg</text:p>
      <text:p text:style-name="P2"><text:span text:style-name="T1"><text:s/>4</text:span>_c.jpg</text:p>
      <text:p text:style-name="P3"><text:s/>binwalk 4_c.jpg</text:p>
      <text:p text:style-name="P3"><text:s/>binwalk -e 4_c.jpg</text:p>
      <text:p text:style-name="P3"><text:s/>flag.txt</text:p>
      <text:p text:style-name="P3"><text:s/>vi flag.txt</text:p>
      <text:p text:style-name="P3"><text:s/>picoCTF{b<text:span text:style-name="T2">f6acf878dcbd752f4721e41b1b1b66b}</text:span></text:p>
      <text:p text:style-name="P3"/>
      <text:p text:style-name="P4">4. <text:span text:style-name="T3">2Warm</text:span></text:p>
      <text:p text:style-name="P6"><text:s text:c="2"/>42 (base 10) to binary (base 2)</text:p>
      <text:p text:style-name="P7"><text:span text:style-name="T8"><text:s text:c="2"/>picoCTF{</text:span><text:span text:style-name="T10">101010</text:span><text:span text:style-name="T11">}</text:span></text:p>
      <text:p text:style-name="P8"/>
      <text:p text:style-name="P5"><text:span text:style-name="T12">5. </text:span><text:span text:style-name="T9">Insp3ct0r</text:span></text:p>
      <text:p text:style-name="P5"><text:span text:style-name="T11"><text:s/></text:span><text:a xlink:type="simple" xlink:href="https://jupiter.challenges.picoctf.org/problem/41511/" text:style-name="Internet_20_link" text:visited-style-name="Visited_20_Internet_20_Link">https://jupiter.challenges.picoctf.org/problem/41511/</text:a></text:p>
      <text:p text:style-name="P16"><text:s/>cntrl + u</text:p>
      <text:p text:style-name="P30"><text:span text:style-name="T39"><text:s/>picoCTF{tru3_d3</text:span><text:span text:style-name="T38">t3ct1ve_0r_ju5t_lucky?832b0699}</text:span></text:p>
      <text:p text:style-name="P24"/>
      <text:p text:style-name="P31"><text:span text:style-name="T40">6.</text:span><text:span text:style-name="T41">Lets Warm Up</text:span></text:p>
      <text:p text:style-name="P32"><text:span text:style-name="T42"><text:s text:c="2"/></text:span><text:span text:style-name="T51">0x70 in hexadecimal</text:span><text:span text:style-name="T42"> </text:span><text:span text:style-name="T43">to ASCII</text:span></text:p>
      <text:p text:style-name="P12"><text:s text:c="2"/>p</text:p>
      <text:p text:style-name="P12">picoCTF{p}</text:p>
      <text:p text:style-name="P12"/>
      <text:p text:style-name="P33"><text:span text:style-name="T42">7. </text:span><text:span text:style-name="T52">The Numbers</text:span><text:span text:style-name="T42"> </text:span></text:p>
      <text:p text:style-name="P12"><text:s text:c="2"/>open png file </text:p>
      <text:p text:style-name="P12">and label each number as alphabet </text:p>
      <text:p text:style-name="P34"><text:span text:style-name="T46">PICO</text:span><text:span text:style-name="T45">CTF{</text:span><text:span text:style-name="T46">THENUMBERSMASON</text:span><text:span text:style-name="T45">}</text:span></text:p>
      <text:p text:style-name="P12"/>
      <text:p text:style-name="P35"><text:span text:style-name="T45">8. </text:span><text:span text:style-name="T47">Warmed up</text:span></text:p>
      <text:p text:style-name="P36"><text:span text:style-name="T44"><text:s text:c="2"/></text:span><text:span text:style-name="T45">0x3D (base 16) in decimal (base 10)</text:span></text:p>
      <text:p text:style-name="P13"/>
      <text:p text:style-name="P37"><text:span text:style-name="T42">9. </text:span><text:span text:style-name="T47">13</text:span></text:p>
      <text:p text:style-name="P13">cvpbPGS{abg_gbb_onq_bs_n_ceboyrz}</text:p>
      <text:p text:style-name="P13">picoCTF{not_too_bad_of_a_problem}</text:p>
      <text:p text:style-name="P13"/>
      <text:p text:style-name="P10"/>
      <text:p text:style-name="P13"><text:soft-page-break/></text:p>
      <text:p text:style-name="P13"/>
      <text:p text:style-name="P38"><text:span text:style-name="T48">10. </text:span><text:span text:style-name="T50">bases</text:span></text:p>
      <text:p text:style-name="P14"><text:s/>bDNhcm5fdGgzX3IwcDM1</text:p>
      <text:p text:style-name="P38"><text:span text:style-name="T48">picoCTF</text:span><text:span text:style-name="T49">{l3arn_th3_r0p35</text:span><text:span text:style-name="T48">}</text:span></text:p>
      <text:p text:style-name="Text_20_body"/>
      <text:p text:style-name="Standard"><text:span text:style-name="T54">11. </text:span><text:span text:style-name="T4">First grep</text:span></text:p>
      <text:p text:style-name="Standard">download file file file </text:p>
      <text:p text:style-name="Standard">strings file | grep ‘pico’</text:p>
      <text:p text:style-name="Standard">picoCTF{grep_is_good_to_find_things_dba08a45}<text:line-break/></text:p>
      <text:p text:style-name="Standard"><text:span text:style-name="T54">12.</text:span><text:span text:style-name="T4"> </text:span><text:span text:style-name="T18">dont-use-client-side</text:span></text:p>
      <text:p text:style-name="Standard">open link and cntrl+U</text:p>
      <text:p text:style-name="Standard">then using this </text:p>
      <table:table table:name="Table1" table:style-name="Table1">
        <table:table-column table:style-name="Table1.A"/>
        <table:table-column table:style-name="Table1.B"/>
        <table:table-row table:style-name="TableLine94015864136496">
          <table:table-cell table:style-name="Table1.A1" office:value-type="string">
            <text:p text:style-name="Table_20_Contents">if (checkpass.substring(0, split) == 'pico') {</text:p>
          </table:table-cell>
          <table:table-cell table:style-name="Table1.B1" office:value-type="string">
            <text:p text:style-name="P76"/>
          </table:table-cell>
        </table:table-row>
        <table:table-row table:style-name="TableLine94015864200816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6, split*7) == 'a3c8') {</text:p>
          </table:table-cell>
        </table:table-row>
        <table:table-row table:style-name="TableLine94015864201648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, split*2) == 'CTF{') {</text:p>
          </table:table-cell>
        </table:table-row>
        <table:table-row table:style-name="TableLine94015864201952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4, split*5) == 'ts_p') {</text:p>
          </table:table-cell>
        </table:table-row>
        <table:table-row table:style-name="TableLine94015864202560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3, split*4) == 'lien') {</text:p>
          </table:table-cell>
        </table:table-row>
        <table:table-row table:style-name="TableLine94015864203360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5, split*6) == 'lz_1') {</text:p>
          </table:table-cell>
        </table:table-row>
        <table:table-row table:style-name="TableLine94015864204112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2, split*3) == 'no_c') {</text:p>
          </table:table-cell>
        </table:table-row>
        <table:table-row table:style-name="TableLine94015864204912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Table_20_Contents">if (checkpass.substring(split*7, split*8) == '9}') {</text:p>
          </table:table-cell>
        </table:table-row>
      </table:table>
      <text:p text:style-name="P77">picoCTF{no_clients_plz_1a3c89}</text:p>
      <text:p text:style-name="P17">13. <text:span text:style-name="T3">Logon</text:span></text:p>
      <text:p text:style-name="P18">open link ,<text:span text:style-name="T55">login without anything ,then inspect and go to networks ,copy flag.txt as cURL ,open terminal ,paste cURl,sudo apt instal curl , then paste again and change False to True and enter, you will get your flag </text:span></text:p>
      <text:p text:style-name="P25">picoCTF{th3_c0nsp1r4cy_l1v3s_d1c24fef}</text:p>
      <text:p text:style-name="P19"/>
      <text:p text:style-name="P20">14. <text:span text:style-name="T3">strings it</text:span></text:p>
      <text:p text:style-name="P9">strings strings | grep ‘pico’</text:p>
      <text:p text:style-name="P9">picoCTF{5tRIng5_1T_827aee91}</text:p>
      <text:p text:style-name="P25"><text:s text:c="2"/></text:p>
      <text:p text:style-name="P29"><text:span text:style-name="T53">15. </text:span><text:span text:style-name="T57">Nice netcat...</text:span></text:p>
      <text:p text:style-name="Standard"><text:s/>nc mercury.picoctf.net 49039</text:p>
      <text:p text:style-name="Standard">ascii to text convert </text:p>
      <text:p text:style-name="Standard">picoCTF{g00d_k1tty!_n1c3_k1tty!_3d84edc8}</text:p>
      <text:p text:style-name="P10"/>
      <text:p text:style-name="P10">16. <text:span text:style-name="T3">what’s net cat</text:span></text:p>
      <text:p text:style-name="P55"><text:span text:style-name="T13">nc </text:span>jupiter.challenges.picoctf.org 64287</text:p>
      <text:p text:style-name="P55">picoCTF{nEtCat_Mast3ry_284be8f7}</text:p>
      <text:p text:style-name="P55"/>
      <text:p text:style-name="P56">17. <text:span text:style-name="T3">Where are the robots</text:span></text:p>
      <text:p text:style-name="P56">open the link </text:p>
      <text:p text:style-name="P56">add /robots.txt</text:p>
      <text:p text:style-name="P68"><text:span text:style-name="T25">/477ce.html</text:span>,add this to main site and then</text:p>
      <text:p text:style-name="P73">picoCTF{ca1cu1at1ng_Mach1n3s_477ce}<text:span text:style-name="T56"> </text:span></text:p>
      <text:p text:style-name="P68">18. <text:span text:style-name="T3">So meta </text:span></text:p>
      <text:p text:style-name="P68">exiftool pico_img.png </text:p>
      <text:p text:style-name="P68">picoCTF{s0_m3ta_fec06741}</text:p>
      <text:p text:style-name="P68"/>
      <text:p text:style-name="P73"><text:span text:style-name="T56">19. </text:span><text:span text:style-name="T18">What Lies Within</text:span></text:p>
      <text:p text:style-name="P70">zsteg buildings.png</text:p>
      <text:p text:style-name="P70"><text:soft-page-break/>picoCTF{h1d1ng_1n_th3_b1t5}</text:p>
      <text:p text:style-name="P70"/>
      <text:p text:style-name="P74"><text:span text:style-name="T14">20. </text:span><text:span text:style-name="T18">extensions</text:span></text:p>
      <text:p text:style-name="P71">change .txt to .png </text:p>
      <text:p text:style-name="P71">picoCTF{now_you_know_about_extensions}</text:p>
      <text:p text:style-name="P10"/>
      <text:p text:style-name="P11">21. <text:span text:style-name="T3">Based</text:span></text:p>
      <text:p text:style-name="Standard">nc jupiter.challenges.picoctf.org 29221</text:p>
      <text:p text:style-name="P57">1. binary to text</text:p>
      <text:p text:style-name="P57">2. octal to text</text:p>
      <text:p text:style-name="P57">3. hex to text</text:p>
      <text:p text:style-name="P57">picoCTF{learning_about_converting_values_00a975ff}</text:p>
      <text:p text:style-name="P57"/>
      <text:p text:style-name="P59"><text:span text:style-name="T60">22. </text:span><text:span text:style-name="T18">Client-side-again</text:span></text:p>
      <text:p text:style-name="P40">open developer tools , go to sources, index file and then search </text:p>
      <text:p text:style-name="P58"><text:span text:style-name="T14">picoCTF{not_this_again_337115</text:span><text:span text:style-name="T15">}</text:span></text:p>
      <text:p text:style-name="P41"/>
      <text:p text:style-name="P60"><text:span text:style-name="T15">23. </text:span><text:span text:style-name="T18">picobrowser</text:span></text:p>
      <text:p text:style-name="P42">open terminal</text:p>
      <text:p text:style-name="P61"><text:span text:style-name="T16">wget </text:span><text:a xlink:type="simple" xlink:href="https://jupiter.challenges.picoctf.org/problem/26704/flag" text:style-name="Internet_20_link" text:visited-style-name="Visited_20_Internet_20_Link"><text:span text:style-name="T20">https://jupiter.challenges.picoctf.org/problem/26704/</text:span></text:a><text:a xlink:type="simple" xlink:href="https://jupiter.challenges.picoctf.org/problem/26704/flag" text:style-name="Internet_20_link" text:visited-style-name="Visited_20_Internet_20_Link">flag</text:a><text:span text:style-name="T21"> -U picobrowser</text:span></text:p>
      <text:p text:style-name="P48">vi flag </text:p>
      <text:p text:style-name="P48">picoCTF{p1c0_s3cr3t_ag3nt_e9b160d0}</text:p>
      <text:p text:style-name="P78"/>
      <text:p text:style-name="Standard">24. <text:span text:style-name="T3">Corrupt </text:span></text:p>
      <text:p text:style-name="Standard">hex decimal editor</text:p>
      <text:p text:style-name="Standard">change first line as a default .png format</text:p>
      <text:p text:style-name="Standard">make it as IDAT </text:p>
      <text:p text:style-name="Standard">then save as .png</text:p>
      <text:p text:style-name="P79">picoCTF{c0rrupt10n_1847995}</text:p>
      <text:p text:style-name="P79"/>
      <text:p text:style-name="P79"><text:span text:style-name="T61">25.</text:span><text:span text:style-name="T5"> </text:span><text:span text:style-name="T3">Like 1000</text:span></text:p>
      <text:p text:style-name="Standard">:1000.tar</text:p>
      <text:p text:style-name="Standard"><text:s/>:tar xf 1000.tar</text:p>
      <text:p text:style-name="Standard">:vim script.py</text:p>
      <text:p text:style-name="Standard"/>
      <text:p text:style-name="Standard"><text:span text:style-name="Source_20_Text">import tarfile #Moudle used to work with tar files</text:span></text:p>
      <text:p text:style-name="Preformatted_20_Text"/>
      <text:p text:style-name="Preformatted_20_Text"><text:span text:style-name="Source_20_Text">for i in range(999, 0, -1): #For loop from 999 to 0 going down by 1</text:span></text:p>
      <text:p text:style-name="Preformatted_20_Text"><text:span text:style-name="Source_20_Text"><text:s text:c="8"/>filename = str(i) + '.tar' #Get the name of the file</text:span></text:p>
      <text:p text:style-name="Preformatted_20_Text"><text:span text:style-name="Source_20_Text"><text:s text:c="8"/>#print(filename) - just for debug</text:span></text:p>
      <text:p text:style-name="Preformatted_20_Text"><text:span text:style-name="Source_20_Text"><text:s text:c="8"/>tar = tarfile.open(filename) #Open the file</text:span></text:p>
      <text:p text:style-name="Preformatted_20_Text"><text:span text:style-name="Source_20_Text"><text:s text:c="8"/>tar.extractall() #Extract what in the file</text:span></text:p>
      <text:p text:style-name="Preformatted_20_Text"><text:span text:style-name="Source_20_Text"><text:s text:c="8"/>tar.close() #Close the file</text:span></text:p>
      <text:p text:style-name="Standard">escape </text:p>
      <text:p text:style-name="Standard">:wq</text:p>
      <text:p text:style-name="Standard">python3 script.py</text:p>
      <text:p text:style-name="Standard">tar xf 1.tar</text:p>
      <text:p text:style-name="P79">picoCTF{l0t5_0f_TAR5}<text:line-break/></text:p>
      <text:p text:style-name="P21">26. <text:span text:style-name="T6">m00nwalk</text:span></text:p>
      <text:p text:style-name="P23">qsstv </text:p>
      <text:p text:style-name="P23">message.wav </text:p>
      <text:p text:style-name="P23"><text:soft-page-break/>picoCTF{beep_boop_im_in_space}</text:p>
      <text:p text:style-name="P23"/>
      <text:p text:style-name="P22">27. <text:span text:style-name="T3">m00nwalk </text:span><text:span text:style-name="T7">1</text:span></text:p>
      <text:p text:style-name="P22">Searching for "Alan Eliasen the Future Boy" brings us to</text:p>
      <text:p text:style-name="P22"><text:a xlink:type="simple" xlink:href="https://futureboy.us/stegano/decinput.html" text:style-name="Internet_20_link" text:visited-style-name="Visited_20_Internet_20_Link">https://futureboy.us/stegano/decinput.html</text:a></text:p>
      <text:p text:style-name="P22">add message.wav</text:p>
      <text:p text:style-name="P22">password : hidden_stegosaurus</text:p>
      <text:p text:style-name="P69">picoCTF{the_answer_lies_hidden_in_plain_sight}</text:p>
      <text:p text:style-name="P69"/>
      <text:p text:style-name="P75"><text:span text:style-name="T26">28.</text:span><text:span text:style-name="T18">Irish-Name-Repo </text:span></text:p>
      <text:p text:style-name="P72">go to the site , login page </text:p>
      <text:p text:style-name="P72">username : admin’--</text:p>
      <text:p text:style-name="P23">password: admin</text:p>
      <text:p text:style-name="P39">picoCTF{s0m3_SQL_f8adf3fb}</text:p>
      <text:p text:style-name="P39"/>
      <text:p text:style-name="P39">29.<text:span text:style-name="T58">Irish-Name-Repo </text:span><text:span text:style-name="T59">1</text:span></text:p>
      <text:p text:style-name="P72">go to the site , login page </text:p>
      <text:p text:style-name="P72">username : admin’--</text:p>
      <text:p text:style-name="P49">password: admin</text:p>
      <text:p text:style-name="P50">picoCTF{m0R3_SQL_plz_aee925db}</text:p>
      <text:p text:style-name="P50"/>
      <text:p text:style-name="P28">30.<text:span text:style-name="T3"> MOD 26</text:span></text:p>
      <text:p text:style-name="P15">Use rot13.com</text:p>
      <text:p text:style-name="Standard">cvpbPGS{arkg_gvzr_V'yy_gel_2_ebhaqf_bs_ebg13_uJdSftmh}</text:p>
      <text:p text:style-name="Standard">picoCTF{next_time_I'll_try_2_rounds_of_rot13_hWqFsgzu}</text:p>
      <text:p text:style-name="Standard"/>
      <text:p text:style-name="P62">31. <text:span text:style-name="T3">Obidient Cat</text:span></text:p>
      <text:p text:style-name="P62">download file and open </text:p>
      <text:p text:style-name="P62">picoCTF{s4n1ty_v3r1f13d_4a2b35fd}</text:p>
      <text:p text:style-name="P22"/>
      <text:p text:style-name="P26">32. <text:span text:style-name="T3">Python wrangling</text:span></text:p>
      <text:p text:style-name="P26">download three files </text:p>
      <text:p text:style-name="P26">use python3 command to decrypt flag.txt.en</text:p>
      <text:p text:style-name="P26">python3 ende.py -d flag.txt.en</text:p>
      <text:p text:style-name="P26">paste the password</text:p>
      <text:p text:style-name="P26">picoCTF{4p0110_1n_7h3_h0us3_68f88f93}</text:p>
      <text:p text:style-name="P26"/>
      <text:p text:style-name="P27">33. <text:span text:style-name="T3">Wave a flag</text:span></text:p>
      <text:p text:style-name="P27">file warm</text:p>
      <text:p text:style-name="P27">chmod +x warm </text:p>
      <text:p text:style-name="P27">xxd warm </text:p>
      <text:p text:style-name="Standard">picoCTF{b1scu1ts_4nd_gr4vy_6635aa47}</text:p>
      <text:p text:style-name="Standard"/>
      <text:p text:style-name="P63"><text:span text:style-name="T62">34. </text:span><text:span text:style-name="T18">Tab, Tab, Attack</text:span></text:p>
      <text:p text:style-name="P43">download and the unzip the file, go to the last file </text:p>
      <text:p text:style-name="P43">xxd that file </text:p>
      <text:p text:style-name="P43">picoCTF{l3v3l_up!_t4k3_4_r35t!_a00cae70}</text:p>
      <text:p text:style-name="P43"/>
      <text:p text:style-name="P63"><text:span text:style-name="T17">34. </text:span><text:span text:style-name="T18">Magikarp Ground Missi</text:span><text:span text:style-name="T19">on</text:span><text:span text:style-name="T17"> </text:span></text:p>
      <text:p text:style-name="P80"><text:span text:style-name="T17">start instance </text:span>ssh ctf-player@venus.picoctf.net -p 56369</text:p>
      <text:p text:style-name="P80"><text:span text:style-name="T62">press yes to continue , paste password 6dee9772 </text:span><text:span text:style-name="T63">l</text:span><text:span text:style-name="T62">s, cat 1/3 flag , then cat instruction , go to / directory by cd / <text:s/>then ls , cat 2/3 flag , then cat instruction , go to ~ directory by cd ~then ls cat 3/3 flag: </text:span>picoCTF{xxsh_0ut_0f_\/\/4t3r_540e4e79}</text:p>
      <text:p text:style-name="Standard"><text:soft-page-break/><text:span text:style-name="T63">35.</text:span><text:span text:style-name="T18">Scavenger Hunt</text:span></text:p>
      <text:p text:style-name="P47"/>
      <text:p text:style-name="Standard">Open website and Cntrl+U, <text:span text:style-name="T64">You will find 1/5th part of the password then open the next .css file for 2/5th part of the password . The from .jss file , </text:span><text:span text:style-name="T27">How can I keep Google from indexing my website? </text:span><text:span text:style-name="T28">That means .jss to robots.txt . That will give you 3/5th part , after that </text:span><text:span text:style-name="T31">The </text:span><text:a xlink:type="simple" xlink:href="https://phoenixnap.com/kbhow-to-set-up-enable-htaccess-apache" text:style-name="Internet_20_link" text:visited-style-name="Visited_20_Internet_20_Link"><text:span text:style-name="T35">.htacess</text:span></text:a><text:span text:style-name="T33"> </text:span><text:span text:style-name="T31">file manages Apache server permissions. Replacing </text:span><text:span text:style-name="Source_20_Text"><text:span text:style-name="T29">robots.txt </text:span></text:span><text:span text:style-name="T31">with </text:span><text:span text:style-name="Source_20_Text"><text:span text:style-name="T29">.htaccess will give you 4/5</text:span></text:span><text:span text:style-name="Source_20_Text"><text:span text:style-name="T37">th</text:span></text:span><text:span text:style-name="Source_20_Text"><text:span text:style-name="T29"> part then for last part </text:span></text:span><text:span text:style-name="Source_20_Text"><text:span text:style-name="T32">hint is the capitalized "Store". In Macs, a .</text:span></text:span><text:a xlink:type="simple" xlink:href="https://en.wikipedia.org/wiki/.DS_Store" text:style-name="Internet_20_link" text:visited-style-name="Visited_20_Internet_20_Link"><text:span text:style-name="Source_20_Text"><text:span text:style-name="T34">DS_Store</text:span></text:span></text:a><text:a xlink:type="simple" xlink:href="https://en.wikipedia.org/wiki/.DS_Store" text:style-name="Internet_20_link" text:visited-style-name="Visited_20_Internet_20_Link"><text:span text:style-name="Source_20_Text"><text:span text:style-name="T36"> file</text:span></text:span></text:a><text:span text:style-name="Source_20_Text"><text:span text:style-name="T34"> </text:span></text:span><text:span text:style-name="Source_20_Text"><text:span text:style-name="T32">stores the configurations for how the desktop looks (eg. icon location, etc.) Changing </text:span></text:span><text:span text:style-name="Source_20_Text"><text:span text:style-name="T29">.htacess </text:span></text:span><text:span text:style-name="Source_20_Text"><text:span text:style-name="T32">with </text:span></text:span><text:span text:style-name="Source_20_Text"><text:span text:style-name="T29">.DS_Store </text:span></text:span><text:span text:style-name="Source_20_Text"><text:span text:style-name="T30">Finally the password is: </text:span></text:span></text:p>
      <text:p text:style-name="Standard"><text:span text:style-name="T24">picoCTF{t</text:span><text:span text:style-name="T22">h4ts_4_l0t_0f_pl4c3s_2_lO0k_74cceb07}</text:span></text:p>
      <text:p text:style-name="P51"/>
      <text:p text:style-name="P64"><text:span text:style-name="T22">36. </text:span><text:span text:style-name="T23">MacroHard Weak Edge</text:span></text:p>
      <text:p text:style-name="P52">download the file Forensics is Fun.pptm </text:p>
      <text:p text:style-name="P52">after searching </text:p>
      <text:p text:style-name="P52">binwalk Forensics is Fun.pptm </text:p>
      <text:p text:style-name="P52">so many files but to look at is the hidden one </text:p>
      <text:p text:style-name="P52">cat ppt/slideMasters/hidden </text:p>
      <text:p text:style-name="P52">ZmxhZzogcGljb0NURntEMWRfdV9rbjB3X3BwdHNfcl96MXA1fQ</text:p>
      <text:p text:style-name="P53">base 64 decode </text:p>
      <text:p text:style-name="P53">picoCTF{D1d_u_kn0w_ppts_r_z1p5} </text:p>
      <text:p text:style-name="P53"/>
      <text:p text:style-name="P54">37. <text:span text:style-name="T3">Wireshark do doo do</text:span></text:p>
      <text:p text:style-name="P54">download the file </text:p>
      <text:p text:style-name="P54">open with wireshark</text:p>
      <text:p text:style-name="P54">then search for non-encrypted HTTP file </text:p>
      <text:p text:style-name="P54">823<text:tab/>7.187055<text:tab/>192.168.38.104<text:tab/>18.222.37.134<text:tab/>HTTP<text:tab/>501<text:tab/>GET / HTTP/1.1 </text:p>
      <text:p text:style-name="P54">follow HTTP stream </text:p>
      <text:p text:style-name="P54">Gur synt vf cvpbPGS{c33xno00_1_f33_h_qrnqorrs} the rot13.com</text:p>
      <text:p text:style-name="P54">The flag is picoCTF{p33kab00_1_s33_u_deadbeef}</text:p>
      <text:p text:style-name="P54"/>
      <text:p text:style-name="P44"><text:span text:style-name="T65">38. </text:span><text:span text:style-name="T3">Wireshark twoo twooo two twoo...</text:span></text:p>
      <text:p text:style-name="P45">download the file</text:p>
      <text:p text:style-name="P45">open with wireshark</text:p>
      <text:p text:style-name="P45">then search for suspicious file (<text:span text:style-name="T66">DNS</text:span>)</text:p>
      <text:p text:style-name="P45">tshark -nr shark2.pcapng -Y 'dns' | grep -v '8.8.8.8' | grep -v response | grep local</text:p>
      <text:p text:style-name="P46">then cut out the initials of the files</text:p>
      <text:p text:style-name="P45">cGljb0NURntkbnNfM3hmMWxfZnR3X2RlYWRiZWVm</text:p>
      <text:p text:style-name="P67">base 64 decode</text:p>
      <text:p text:style-name="P67">picoCTF{dns_3xf1l_ftw_deadbeef}</text:p>
      <text:p text:style-name="P82"/>
      <text:p text:style-name="P65"/>
      <text:p text:style-name="P66"/>
      <text:p text:style-name="P65"/>
      <text:p text:style-name="P65"/>
      <text:p text:style-name="Standard"/>
      <text:p text:style-name="Text_20_body"/>
      <text:p text:style-name="Standard"/>
      <text:p text:style-name="P45"/>
      <text:p text:style-name="Text_20_body"><text:soft-page-break/><text:line-break/></text:p>
      <text:p text:style-name="P54"/>
      <text:p text:style-name="P51"/>
      <text:p text:style-name="P81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Segoe UI', Tahoma, sans-serif"/>
    <style:font-face style:name="SFMono-Regular" svg:font-family="SFMono-Regular, Menlo, Monaco, Consolas, 'Liberation Mono', 'Courier New'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Consolas, 'Liberation Mono', Menlo, monospace"/>
    <style:font-face style:name="Open Sans1" svg:font-family="'Open Sans', 'Segoe UI', Tahoma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0:01:17.246777866</meta:creation-date>
    <dc:date>2021-07-25T12:57:16.190923089</dc:date>
    <meta:editing-duration>P1DT3H8M55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6" meta:paragraph-count="204" meta:word-count="826" meta:character-count="6382" meta:non-whitespace-character-count="5621"/>
  </office:meta>
</office:document-meta>
</file>